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5260"/>
    </style:style>
    <style:style style:name="P2" style:family="paragraph" style:parent-style-name="Standard">
      <style:paragraph-properties fo:text-align="center" style:justify-single-word="false"/>
      <style:text-properties officeooo:paragraph-rsid="00155260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2pt" officeooo:paragraph-rsid="00155260" style:font-size-asian="22pt" style:font-size-complex="22pt"/>
    </style:style>
    <style:style style:name="P7" style:family="paragraph" style:parent-style-name="Standard">
      <style:text-properties officeooo:rsid="00155260" officeooo:paragraph-rsid="00155260"/>
    </style:style>
    <style:style style:name="P8" style:family="paragraph" style:parent-style-name="Standard">
      <style:text-properties officeooo:rsid="00164da2" officeooo:paragraph-rsid="00164da2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55260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552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Task </text:span>:</text:p>
      <text:p text:style-name="P2"/>
      <text:p text:style-name="P10">Develop a working POSIX compatible shell with a subset of feature support of your default shell. Apart from basic working, required features to be implemented are listed below.</text:p>
      <text:p text:style-name="P9"/>
      <text:p text:style-name="P4"><text:span text:style-name="T1">Pre-requisites:</text:span></text:p>
      <text:p text:style-name="Standard">● Multiprocess approach using fork syscall.</text:p>
      <text:p text:style-name="Standard">● Pipes for execution chaining and I/O redirection.</text:p>
      <text:p text:style-name="Standard">● Environment variables and export.</text:p>
      <text:p text:style-name="Standard">● Understanding of “.bashrc” and “.profile”.</text:p>
      <text:p text:style-name="P1">● Following functions will be of help - fork, exec, execvp, wait, waitpid, kill, dup, pipe, strncmp</text:p>
      <text:p text:style-name="P1"><text:s text:c="3"/>malloc, free, getcwd,chdir , open, close, readline, gets, fgets, getchar, signal</text:p>
      <text:p text:style-name="Standard">● Files permissions and ownership in *nix or derived systems.</text:p>
      <text:p text:style-name="Standard">● Prompt and it’s meaning for each field, E.g. user@ubuntu:~$</text:p>
      <text:p text:style-name="Standard"/>
      <text:p text:style-name="P5">Syntax:</text:p>
      <text:p text:style-name="P1">1. IO redirection with ‘&gt;&gt;’ and ‘&gt;’ will be done for one source and one destination only.</text:p>
      <text:p text:style-name="Standard"/>
      <text:p text:style-name="P1">2. For ‘|’, a minimum 3 programs must be in pipe. E.g. cat file1.txt| sort | uniq &gt; save.txt.</text:p>
      <text:p text:style-name="P1"/>
      <text:p text:style-name="P1">3. Prompt must change for distinguishing users($) @hostname and root(#)@hostname and also while searching in extended features.</text:p>
      <text:p text:style-name="Standard"/>
      <text:p text:style-name="P7">4.Support for Aliasing is provided.</text:p>
      <text:p text:style-name="P7"/>
      <text:p text:style-name="P7">5.History command is added.</text:p>
      <text:p text:style-name="P7"/>
      <text:p text:style-name="P8">6.Final.c contains execution of code.</text:p>
      <text:p text:style-name="P8"/>
      <text:p text:style-name="P8">7.Final.h contains some important functions like redirection, environment setup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6:47:49.786781121</meta:creation-date>
    <dc:date>2019-11-24T17:03:33.226641529</dc:date>
    <meta:editing-duration>PT5M33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82" meta:character-count="1173" meta:non-whitespace-character-count="1007"/>
  </office:meta>
</office:document-meta>
</file>